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e24" officeooo:paragraph-rsid="000aae24"/>
    </style:style>
    <style:style style:name="P2" style:family="paragraph" style:parent-style-name="Standard">
      <style:text-properties fo:font-weight="bold" officeooo:rsid="000aae24" officeooo:paragraph-rsid="000aae24" style:font-weight-asian="bold" style:font-weight-complex="bold"/>
    </style:style>
    <style:style style:name="P3" style:family="paragraph" style:parent-style-name="Standard">
      <style:text-properties officeooo:paragraph-rsid="000e1962"/>
    </style:style>
    <style:style style:name="P4" style:family="paragraph" style:parent-style-name="Standard">
      <style:text-properties officeooo:paragraph-rsid="000e578b"/>
    </style:style>
    <style:style style:name="P5" style:family="paragraph" style:parent-style-name="Standard">
      <style:text-properties officeooo:paragraph-rsid="000e7a62"/>
    </style:style>
    <style:style style:name="P6" style:family="paragraph" style:parent-style-name="Standard">
      <style:text-properties officeooo:paragraph-rsid="00111f25"/>
    </style:style>
    <style:style style:name="P7" style:family="paragraph" style:parent-style-name="Standard">
      <style:text-properties officeooo:rsid="00111f25" officeooo:paragraph-rsid="00111f25"/>
    </style:style>
    <style:style style:name="P8" style:family="paragraph" style:parent-style-name="Standard">
      <style:text-properties officeooo:rsid="00129348" officeooo:paragraph-rsid="00129348"/>
    </style:style>
    <style:style style:name="P9" style:family="paragraph" style:parent-style-name="Standard">
      <style:text-properties officeooo:rsid="0013e42e" officeooo:paragraph-rsid="0013e42e"/>
    </style:style>
    <style:style style:name="P10" style:family="paragraph" style:parent-style-name="Standard">
      <style:text-properties officeooo:paragraph-rsid="0013e42e"/>
    </style:style>
    <style:style style:name="P11" style:family="paragraph" style:parent-style-name="Standard">
      <style:text-properties officeooo:rsid="000cd11d" officeooo:paragraph-rsid="000e1962"/>
    </style:style>
    <style:style style:name="P12" style:family="paragraph" style:parent-style-name="Standard">
      <style:text-properties officeooo:rsid="000e7a62" officeooo:paragraph-rsid="000e7a62"/>
    </style:style>
    <style:style style:name="P13" style:family="paragraph" style:parent-style-name="Standard">
      <style:paragraph-properties fo:break-before="page"/>
      <style:text-properties officeooo:rsid="000aae24" officeooo:paragraph-rsid="000aae24"/>
    </style:style>
    <style:style style:name="P14" style:family="paragraph" style:parent-style-name="Standard">
      <style:text-properties fo:font-weight="bold" officeooo:rsid="0014fd51" officeooo:paragraph-rsid="0014fd51" style:font-weight-asian="bold" style:font-weight-complex="bold"/>
    </style:style>
    <style:style style:name="P15" style:family="paragraph" style:parent-style-name="Standard">
      <style:text-properties officeooo:paragraph-rsid="0014fd51"/>
    </style:style>
    <style:style style:name="P16" style:family="paragraph" style:parent-style-name="Standard">
      <style:text-properties officeooo:rsid="0015f268" officeooo:paragraph-rsid="0015f268"/>
    </style:style>
    <style:style style:name="P17" style:family="paragraph" style:parent-style-name="Standard">
      <style:text-properties officeooo:paragraph-rsid="0015f268"/>
    </style:style>
    <style:style style:name="P18" style:family="paragraph" style:parent-style-name="Standard">
      <style:text-properties officeooo:rsid="00179f4c" officeooo:paragraph-rsid="00179f4c"/>
    </style:style>
    <style:style style:name="P19" style:family="paragraph" style:parent-style-name="Standard">
      <style:text-properties officeooo:rsid="0017f517" officeooo:paragraph-rsid="0017f517"/>
    </style:style>
    <style:style style:name="P20" style:family="paragraph" style:parent-style-name="Standard">
      <style:text-properties officeooo:paragraph-rsid="0017f517"/>
    </style:style>
    <style:style style:name="T1" style:family="text">
      <style:text-properties officeooo:rsid="000cd11d"/>
    </style:style>
    <style:style style:name="T2" style:family="text">
      <style:text-properties officeooo:rsid="000e1962"/>
    </style:style>
    <style:style style:name="T3" style:family="text">
      <style:text-properties officeooo:rsid="000e578b"/>
    </style:style>
    <style:style style:name="T4" style:family="text">
      <style:text-properties officeooo:rsid="000e7a62"/>
    </style:style>
    <style:style style:name="T5" style:family="text">
      <style:text-properties officeooo:rsid="000f8316"/>
    </style:style>
    <style:style style:name="T6" style:family="text">
      <style:text-properties officeooo:rsid="00111f25"/>
    </style:style>
    <style:style style:name="T7" style:family="text">
      <style:text-properties officeooo:rsid="00129348"/>
    </style:style>
    <style:style style:name="T8" style:family="text">
      <style:text-properties officeooo:rsid="0013e42e"/>
    </style:style>
    <style:style style:name="T9" style:family="text">
      <style:text-properties fo:font-weight="normal" officeooo:rsid="0014fd51" style:font-weight-asian="normal" style:font-weight-complex="normal"/>
    </style:style>
    <style:style style:name="T10" style:family="text">
      <style:text-properties officeooo:rsid="0015f268"/>
    </style:style>
    <style:style style:name="T11" style:family="text">
      <style:text-properties officeooo:rsid="0017557f"/>
    </style:style>
    <style:style style:name="T12" style:family="text">
      <style:text-properties officeooo:rsid="0017f5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vitazing the Internet:</text:p>
      <text:p text:style-name="P1"/>
      <text:p text:style-name="P1">De verandering van internet van privaat naar commercieel was erg belangrijk. In het begin was er veel heissa over het commercialiseren van het internet; het ging niet zonder slag of stoten. Sommige zagen dit proces als logisch gevolg, andere zagen het als een ondemocratisch proces waardoor een paar grote bedrijven de baas werden van het internet. De vraag voorn hen is alleen; wat was het alternatief? </text:p>
      <text:p text:style-name="P1"/>
      <text:p text:style-name="P1">“Three sociotechnical issues shaped the path of Internet privatization in important and unexpected ways”. De eerste: de uitbreiding van het netwerk + de gebruikers. Hierdoor moest het netwerk geupdate worden → kost geld. Ten tweede (pagina 11): sommige mensen wilden te veel macht binnen het netwerk, en dat kregen ze ook van NSFnet-managers, waardoor er protesten ontstonden omdat dit in druisden tegen de vrije geest van het netwerk. Ten derde: datanetwerken werd iets dat beschikbaar moest zijn voor het grote publiek.</text:p>
      <text:p text:style-name="P1"/>
      <text:p text:style-name="P11">Internet ontstond door de intersectie van verschillende organisaties, met elk hun eigen visies.</text:p>
      <text:p text:style-name="P3"/>
      <text:p text:style-name="P3"><text:span text:style-name="T1">DARPA (maker van arpanet): richtte zich vooral op researchers. Maar DARPA wilde arpanet verkopen: “</text:span>running an operational network was not part of DARPA’s mission to pursue cutting-edge research.” <text:span text:style-name="T2">Hiernaast liet DARPA arpanet gebruiken door NSFnet als backbones omdat hierdoor het TCP hierdoor een standaard zou worden. </text:span></text:p>
      <text:p text:style-name="P3"/>
      <text:p text:style-name="P3"><text:span text:style-name="T2">NSF: “</text:span>NSF’s immediate motivation for building a network of its own was to connect the five supercomputer centers it was funding”</text:p>
      <text:p text:style-name="P3"/>
      <text:p text:style-name="P4"><text:span text:style-name="T3">NSFnet werd geupgrade door een combinatie van bedrijven (de merit partners): IBM (commercieel), MCI (commercieel), </text:span>State of Michigan Strategic Fund <text:span text:style-name="T4">(overheid)</text:span>. <text:span text:style-name="T3">Ze staken meer tijd en geld erin dan het contract van hun vroeg. Dit wekte argwaan: “C</text:span>ompeting players in the private sector feared that IBM and MCI would leverage their position as NSFnet operators to dominate the commercial networking business”</text:p>
      <text:p text:style-name="P4"/>
      <text:p text:style-name="P4"><text:span text:style-name="T3">Al Gore voorzag de mogelijkheden van het internet al snel: </text:span>“Gore envisioned a national network that would support not only American researchers but also education.” <text:span text:style-name="T3">Hierdoor kreeg het internet-gebeuren ook een politieke tint (sociale gelijkheid = iedereen in USA moet beschikking tot internet hebben). </text:span></text:p>
      <text:p text:style-name="P4"/>
      <text:p text:style-name="P4"><text:span text:style-name="T3">Internet werd snel uitgebreid omdat Japan en Europa ook het belang van grote netwerken inzagen, en USA natuurlijk het beste wilden zijn hierin. “</text:span>US regulatory policy also significantly shaped the environment for NSFnet. The network was initiated under the Reagan administration, whose ideology favored privatization and deregulation.”</text:p>
      <text:p text:style-name="P4"/>
      <text:p text:style-name="P12">NSFnet backbone werd geupgrade van t1 naar t3 door Merit partners. T3 liep parallel aan het t1 netwerk, en dus werd er geleidelijk aan geswitched van t1 naar t3 backbone. Vele zagen deze transitie als het privatiseren van het internet.</text:p>
      <text:p text:style-name="P5"/>
      <text:p text:style-name="P5"><text:span text:style-name="T4"><text:s/>“</text:span>Because the backbone was government-subsidized, NSF forbade any commercial use of this infrastructure.” <text:span text:style-name="T5">Dit was alleen moeilijk te reguleren. “</text:span>But these expedient workarounds were inadequate; some users felt that businesses were taking unfair advantage of the network, while some businesses felt that for legal reasons they needed explicit permission for commercial activity”</text:p>
      <text:p text:style-name="P5"/>
      <text:p text:style-name="P5">“the Merit group proposed a new organizational and economic structure for NSFnet”</text:p>
      <text:p text:style-name="P5"/>
      <text:p text:style-name="P6"><text:soft-page-break/>“Commercial ISPs objected to ANS having a monopoly over the NSF-funded infrastructure and demanded that NSF let them compete for the business of providing backbone services”. <text:span text:style-name="T6">Omdat dat zo duur was besloten de drie grootste ISPs (</text:span>CERFnet, PSI, and UUNET<text:span text:style-name="T6">) hun eigen systeem te maken voor commercieel verkeer. Kosten: gratis. </text:span></text:p>
      <text:p text:style-name="P6"/>
      <text:p text:style-name="P6">HighPerformance Computing Act of 1991: “that highspeed (gigabit) networks were essential to research and as an economic driver, that industry would not provide such networks because the market and technology were not yet proven, and that government oversight was needed to ensure equitable access and proper network use.”</text:p>
      <text:p text:style-name="P6"/>
      <text:p text:style-name="P8">Congress wilde eigen netwerk NREN omdat NSFnet de verkeerde kant opging (wat??)</text:p>
      <text:p text:style-name="P6"/>
      <text:p text:style-name="P6"><text:span text:style-name="T6">Twee kampen: NSF vs Congress. NSF werd geprivatiseerd maar niet op de manier dat het Congres vond dat het moest gaan. Hierdoor zou bijvoorbeeld de investeringen van de overheid worden stopgezet. Maar: “</text:span>On the other hand, Congress was placing new responsibilities on NSF that complicated the agency’s efforts to find a privatization strategy that its squabbling stakeholders would accept. Arguably, this additional burden hindered NSF from developing a more gradual and consensus-driven strategy for privatizing the backbone.”</text:p>
      <text:p text:style-name="P6"/>
      <text:p text:style-name="P7">NSF in 1993, geen backbone, regionale netwerken kopen voortaan backbone services van commerciele ISPs. <text:span text:style-name="T7">Dit is de echte comercialisatie.</text:span></text:p>
      <text:p text:style-name="P7"/>
      <text:p text:style-name="P7">“The Merit partners benefited from privatization as they had hoped: IBM and MCI spun off commercial services, picking up many former NSFnet customer”. <text:span text:style-name="T7">IBM ging meer routers en computers verkopen door de privatisering van internet (hierdoor onstonden namelijk meer nieuwe gebruikers) en MCI werd de grootste aanbieder van internetverkeer. </text:span></text:p>
      <text:p text:style-name="P7"/>
      <text:p text:style-name="P9">Voordelen privatiseren: de groei van het aantal ISPs kon de explosieve stijging van gebruikers vh internet makkelijk aan. Het bracht academici en indstruele gebruikers bij elkaar. </text:p>
      <text:p text:style-name="P9"/>
      <text:p text:style-name="P10"><text:span text:style-name="T8">Nadelen: NSF gaf geen standaarden aan (aan de aangewezen 4 NAP operators) qua snelheden, hierdoor ontstond er overvol verkeer. De aangewezen NAPs kregen ook geen regels opgelegd en konden dus zo de concurrentie makkelijk elimineren doordat ze al een grote positie hadden en dreven de prijzen op. “</text:span>The lack of rules specifying universal unmetered interconnection led to an unequal two-tier backbone peering system, in which large ISPs agreed to exchange traffic for free but charged smaller ISPs for the same service”. <text:span text:style-name="T8">Door gebrek aan regels kunnen backbone providers subscribers zomaar afsnijden van de connectie als ze willen. NSF stelde ook geen veiligheids regels bij het overdragen van het internet.</text:span></text:p>
      <text:p text:style-name="P10"/>
      <text:p text:style-name="P10"><text:span text:style-name="T8">Andere waren bang dat door privatiseren (dus geen subsidies meer) alleen commercieel interessante plekken voorzien werden van internet. “</text:span>What hasn’t been discussed is the public’s right to free speech in cyberspace. What is obvious is that speech in cyberspace will not be free if we allow big business to control every square inch of the Net”</text:p>
      <text:p text:style-name="P10"/>
      <text:p text:style-name="P10"/>
      <text:p text:style-name="P13"/>
      <text:p text:style-name="P14">Why the arpanet was build</text:p>
      <text:p text:style-name="P14"/>
      <text:p text:style-name="P15"><text:span text:style-name="T9">Arpanet (voorloper internet) is gebouwd omdat; “t</text:span>he goal was to exploit new computer technologies to meet the needs of military command and control against nuclear threats, achieve survivable control of US nuclear forces, and improve military tactical and management decision making.”</text:p>
      <text:p text:style-name="P15"/>
      <text:p text:style-name="P16">Het begon met een luchtafweersysteem in de koude oorlog om te beschermen tegen russische kernwapen-aanvallen. In 1950 werd overgestapt naar een digitale versie van radar informatie, via telefoonlijnen verstuurd. In 1951 werd voor het eerst een bomber neergehaald door een fighter in real-time dmv het luchtafweersysteem. </text:p>
      <text:p text:style-name="P16"/>
      <text:p text:style-name="P16">7 February 1958, established the Advanced Research Projects Agency (ARPA, now DARPA.). Opgericht om de Sovjet-Unie bij te benen op gebied van militaire technologie. <text:span text:style-name="T11">ARPA was een kleine organisatie (150 man) en stond open voor ideen van alle kanten, en was erg vrij. </text:span></text:p>
      <text:p text:style-name="P16"/>
      <text:p text:style-name="P17"><text:span text:style-name="T10">“</text:span>Now the services returned to the attack with renewed vigor, arguing that ARPA was never intended to be a permanent agency, but simply a now-completed transitional phase in the reorganization of US space efforts in response to the Soviet satellite launch.”</text:p>
      <text:p text:style-name="P17"/>
      <text:p text:style-name="P18">Door de opkomst van computers werd de behoefte naar een netwerk ook groter omdat je dan via verschillende computers data kon verzenden. Er bestonden al veel losse netwerken (special purposes) maar Lick bedacht dat er een general purpose netwerk moest zijn. </text:p>
      <text:p text:style-name="P19"/>
      <text:p text:style-name="P20"><text:span text:style-name="T12">“</text:span>ARPA’s later effort was a second pass by DoD at packet switching. Its network efforts met with greater acceptance, largely because they were not tightly coupled to the defense command and control community.” <text:span text:style-name="T12">belangrij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3:10:32.684651325</meta:creation-date>
    <dc:date>2016-05-07T16:26:29.691625969</dc:date>
    <meta:editing-duration>PT1M30S</meta:editing-duration>
    <meta:editing-cycles>3</meta:editing-cycles>
    <meta:generator>LibreOffice/4.2.8.2$Linux_X86_64 LibreOffice_project/420m0$Build-2</meta:generator>
    <meta:document-statistic meta:table-count="0" meta:image-count="0" meta:object-count="0" meta:page-count="3" meta:paragraph-count="28" meta:word-count="1183" meta:character-count="7804" meta:non-whitespace-character-count="6638"/>
  </office:meta>
</office:document-meta>
</file>